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rsid="00217362" officeooo:paragraph-rsid="00217362"/>
    </style:style>
    <style:style style:name="P3" style:family="paragraph" style:parent-style-name="Standard">
      <style:text-properties officeooo:rsid="00217362" officeooo:paragraph-rsid="00233fe7"/>
    </style:style>
    <style:style style:name="P4" style:family="paragraph" style:parent-style-name="Standard">
      <style:text-properties officeooo:rsid="001c14c9" officeooo:paragraph-rsid="0015dadb"/>
    </style:style>
    <style:style style:name="P5" style:family="paragraph" style:parent-style-name="Standard">
      <style:text-properties officeooo:rsid="00233fe7" officeooo:paragraph-rsid="00298f6c"/>
    </style:style>
    <style:style style:name="P6" style:family="paragraph" style:parent-style-name="Standard">
      <style:text-properties officeooo:rsid="0015dadb" officeooo:paragraph-rsid="0032ec83"/>
    </style:style>
    <style:style style:name="P7" style:family="paragraph" style:parent-style-name="Standard">
      <style:text-properties officeooo:rsid="001c14c9" officeooo:paragraph-rsid="0032ec83"/>
    </style:style>
    <style:style style:name="P8" style:family="paragraph" style:parent-style-name="Standard">
      <style:text-properties officeooo:rsid="00233fe7" officeooo:paragraph-rsid="0032ec83"/>
    </style:style>
    <style:style style:name="P9" style:family="paragraph" style:parent-style-name="Standard">
      <style:text-properties officeooo:paragraph-rsid="0032ec83"/>
    </style:style>
    <style:style style:name="T1" style:family="text">
      <style:text-properties officeooo:rsid="00233fe7"/>
    </style:style>
    <style:style style:name="T2" style:family="text">
      <style:text-properties officeooo:rsid="0024a6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14c9" style:font-weight-asian="bold" style:font-weight-complex="bold"/>
    </style:style>
    <style:style style:name="T5" style:family="text">
      <style:text-properties fo:font-weight="bold" officeooo:rsid="00217362" style:font-weight-asian="bold" style:font-weight-complex="bold"/>
    </style:style>
    <style:style style:name="T6" style:family="text">
      <style:text-properties officeooo:rsid="00281822"/>
    </style:style>
    <style:style style:name="T7" style:family="text">
      <style:text-properties officeooo:rsid="002a3bd8"/>
    </style:style>
    <style:style style:name="T8" style:family="text">
      <style:text-properties officeooo:rsid="00314580"/>
    </style:style>
    <style:style style:name="T9" style:family="text">
      <style:text-properties officeooo:rsid="001c14c9"/>
    </style:style>
    <style:style style:name="T10" style:family="text">
      <style:text-properties officeooo:rsid="002173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*****</text:p>
      <text:p text:style-name="P6">Оппл на высоком холме сидит и смотрит на Луну.</text:p>
      <text:p text:style-name="P7">*****</text:p>
      <text:p text:style-name="P7">*<text:span text:style-name="T6">Со спины к нему подходит единорог Nightfall's Kaleido</text:span>*</text:p>
      <text:p text:style-name="P9"><text:span text:style-name="T4">Nightfall's Kaleido</text:span><text:span text:style-name="T9">: </text:span><text:span text:style-name="Emphasis">By the ancient laws of magic, I invoke the right of dueling!</text:span></text:p>
      <text:p text:style-name="P8">*Тяжёлая битва, в которую Оппл заканчивает используя артефакт детей ночи, который забирает всю магию <text:span text:style-name="T4">Nightfall's Kaleido</text:span>*</text:p>
      <text:p text:style-name="P9"><text:span text:style-name="T5">Opple</text:span><text:span text:style-name="T10">: </text:span>This artifact's actually useful.</text:p>
      <text:p text:style-name="P9"><text:span text:style-name="T5">Whispersong</text:span><text:span text:style-name="T10">: </text:span><text:span text:style-name="T7">*Прищюриваясь*</text:span><text:span text:style-name="T10"> </text:span>A thousand years... and she's still picking up the trail.</text:p>
      <text:p text:style-name="P9"><text:span text:style-name="T5">Opple</text:span><text:span text:style-name="T10">: </text:span>We need to prepare.</text:p>
      <text:p text:style-name="P9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0:18:34.010227757</dc:date>
    <meta:editing-duration>PT1H27M37S</meta:editing-duration>
    <meta:editing-cycles>23</meta:editing-cycles>
    <meta:document-statistic meta:table-count="0" meta:image-count="0" meta:object-count="0" meta:page-count="1" meta:paragraph-count="10" meta:word-count="72" meta:character-count="468" meta:non-whitespace-character-count="406"/>
  </office:meta>
</office:document-meta>
</file>